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ReferenceImpl.isAssignableTo( Bundle requester , String class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erviceReferenceImpl.getProperty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ferenceImpl.getUsingBu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ferenceImpl.getPropert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ferenceImpl.getBund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ferenceImpl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ReferenceImpl.getService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ference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iceReferenceImpl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ReferenceImpl.ServiceReferenceImpl( ServiceRegistrationImpl reg ,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